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8pt" fo:language="en" fo:country="US" style:font-size-asian="18pt" style:font-size-complex="18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_eng/images/016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1">Reset priority </text:span>RS<text:span text:style-name="T1"> </text:span><text:span text:style-name="T10">trigger</text:span><text:span text:style-name="T1"> </text:span>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6cm" svg:height="1.48cm" draw:z-index="0"><draw:image xlink:href="../../odt_eng/images/0169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The unit realizes the reset priority RS </text:span><text:span text:style-name="T9">t</text:span><text:span text:style-name="T7">rigger</text:span><text:span text:style-name="T1"> , i.e., if the logic one level is available at R and S inputs then the output obtains the logic zero value. </text:span></text:p>
            <text:p text:style-name="P4"><text:span text:style-name="T1"><draw:frame draw:style-name="fr3" draw:name="Объект1" text:anchor-type="as-char" svg:width="9.634cm" svg:height="2.099cm" draw:z-index="0"><draw:object xlink:href="./Object 1" xlink:type="simple" xlink:show="embed" xlink:actuate="onLoad"/><draw:image xlink:href="./ObjectReplacements/Object 1" xlink:type="simple" xlink:show="embed" xlink:actuate="onLoad"/><svg:title>formula</svg:title></draw:frame></text:span><text:span text:style-name="T1">,</text:span></text:p>
            <text:p text:style-name="Text_20_body"><text:span text:style-name="T1">where</text:span> <draw:frame draw:style-name="fr3" draw:name="Object1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title>formula</svg:title></draw:frame><text:span text:style-name="T1">is for unit input signal</text:span>,<draw:frame draw:style-name="fr3" draw:name="Object3" text:anchor-type="as-char" svg:width="2.096cm" svg:height="0.564cm" draw:z-index="0"><draw:object xlink:href="./Object 3" xlink:type="simple" xlink:show="embed" xlink:actuate="onLoad"/><draw:image xlink:href="./ObjectReplacements/Object 3" xlink:type="simple" xlink:show="embed" xlink:actuate="onLoad"/><svg:title>formula</svg:title></draw:frame><text:span text:style-name="T1">is for output signal value at a previous time step of integration</text:span>,<draw:frame draw:style-name="fr3" draw:name="Object2" text:anchor-type="as-char" svg:width="2.535cm" svg:height="0.621cm" draw:z-index="0"><draw:object xlink:href="./Object 4" xlink:type="simple" xlink:show="embed" xlink:actuate="onLoad"/><draw:image xlink:href="./ObjectReplacements/Object 4" xlink:type="simple" xlink:show="embed" xlink:actuate="onLoad"/><svg:title>formula</svg:title></draw:frame><text:span text:style-name="T1">are for the first and second unit input signals </text:span>(<text:span text:style-name="T1">derived from</text:span> <text:span text:style-name="T2">Set</text:span><text:span text:style-name="T1"> and</text:span> <text:span text:style-name="T2">Reset, </text:span><text:span text:style-name="T3">correspondingly</text:span><text:span text:style-name="T1">)</text:span>.</text:p>
            <text:p text:style-name="Text_20_body"><text:span text:style-name="T6">Properties</text:span>:</text:p>
            <text:list xml:id="list3772676407041574472" text:style-name="L1">
              <text:list-item>
                <text:p text:style-name="P5"><text:span text:style-name="T1">Initial conditions – initial output values</text:span>.</text:p>
              </text:list-item>
              <text:list-item>
                <text:p text:style-name="P6">Add an inverted output – indicates the availability of an inverted output. </text:p>
              </text:list-item>
            </text:list>
            <text:p text:style-name="Text_20_body"><text:span text:style-name="T4">Note</text:span><text:span text:style-name="T5">:</text:span> <text:span text:style-name="T8">trigger</text:span><text:span text:style-name="T3"> (</text:span><text:span text:style-name="T8">trigger </text:span><text:span text:style-name="T3"><text:s/>system) is a class of electric devices capable to remain in one of two stable states for a long period of time and change the states under an action of external signals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RS-триггер с приоритетом по сбросу</dc:title>
    <dc:date>2012-03-05T20:42:24.39</dc:date>
    <meta:editing-cycles>110</meta:editing-cycles>
    <meta:editing-duration>PT2H42M24S</meta:editing-duration>
    <dc:creator>Александр </dc:creator>
    <meta:document-statistic meta:table-count="1" meta:image-count="2" meta:object-count="4" meta:page-count="1" meta:paragraph-count="12" meta:word-count="128" meta:character-count="72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i>y</math:mi>
                  <math:mrow>
                    <math:mo math:stretchy="false">(</math:mo>
                    <math:mrow>
                      <math:mrow>
                        <math:mi>t</math:mi>
                        <math:mo math:stretchy="false">−</math:mo>
                        <math:mo math:stretchy="false">Δ</math:mo>
                      </math:mrow>
                      <math:mi>t</math:mi>
                    </math:mrow>
                    <math:mo math:stretchy="false">)</math:mo>
                  </math:mrow>
                  <math:mi>,</math:mi>
                  <math:mi/>
                  <math:mi math:fontstyle="italic">if</math:mi>
                  <math:msub>
                    <math:mi>u</math:mi>
                    <math:mi>S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,</math:mn>
                  </math:mrow>
                  <math:mi/>
                  <math:mtext>and</math:mtext>
                  <math:mi/>
                  <math:msub>
                    <math:mi>u</math:mi>
                    <math:mi>R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  <math:mtr>
              <math:mrow>
                <math:mrow>
                  <math:mn>1,</math:mn>
                  <math:mi/>
                  <math:mi math:fontstyle="italic">if</math:mi>
                  <math:msub>
                    <math:mi>u</math:mi>
                    <math:mi>S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,</math:mn>
                  </math:mrow>
                  <math:mi/>
                  <math:mtext>and</math:mtext>
                  <math:mi/>
                  <math:msub>
                    <math:mi>u</math:mi>
                    <math:mi>R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  <math:mtr>
              <math:mrow>
                <math:mrow>
                  <math:mn>0,</math:mn>
                  <math:mi/>
                  <math:mi math:fontstyle="italic">if</math:mi>
                  <math:msub>
                    <math:mi>u</math:mi>
                    <math:mi>R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</math:mn>
                  </math:mrow>
                  <math:mi>;</math:mi>
                </math:mrow>
              </math:mrow>
            </math:mtr>
          </math:mtable>
        </math:mrow>
      </math:mrow>
    </math:mrow>
    <math:annotation math:encoding="StarMath 5.0">y(t) = left lbrace stack{
alignl y(t- %DELTA t), ~ if u_S(t) = 0, ~ "and" ~u_R(t) = 0; #
alignl 1, ~ if u_S(t) = 1, ~ "and" ~u_R(t) = 0; #
alignl 0, ~ if u_R(t) = 1;  }
right none
</math:annotation>
  </math:semantics>
</math: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y(t- %DELTA t)</annotation>
  </semantics>
</math>
</file>

<file path=Object 4/content.xml><?xml version="1.0" encoding="utf-8"?>
<math xmlns="http://www.w3.org/1998/Math/MathML">
  <semantics>
    <mrow>
      <msub>
        <mi>u</mi>
        <mi>S</mi>
      </msub>
      <mrow>
        <mo stretchy="false">(</mo>
        <mrow>
          <mi>t</mi>
        </mrow>
        <mo stretchy="false">)</mo>
      </mrow>
      <mi>,</mi>
      <msub>
        <mi>u</mi>
        <mi>R</mi>
      </msub>
      <mrow>
        <mo stretchy="false">(</mo>
        <mrow>
          <mi>t</mi>
        </mrow>
        <mo stretchy="false">)</mo>
      </mrow>
    </mrow>
    <annotation encoding="StarMath 5.0">u_S(t), u_R(t)</annotation>
  </semantics>
</math>
</file>